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00000043E00000066CE70970356DAA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3" style:family="table-row">
      <style:table-row-properties style:min-row-height="0.568cm" fo:keep-together="auto"/>
    </style:style>
    <style:style style:name="Table1.A33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3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3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4" style:family="table">
      <style:table-properties style:width="16.81cm" fo:margin-left="0.171cm" table:align="left" style:writing-mode="lr-tb"/>
    </style:style>
    <style:style style:name="Tabela4.A" style:family="table-column">
      <style:table-column-properties style:column-width="16.8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81cm" fo:margin-left="0.171cm" table:align="left" style:writing-mode="lr-tb"/>
    </style:style>
    <style:style style:name="Tabela5.A" style:family="table-column">
      <style:table-column-properties style:column-width="16.8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fo:font-weight="bold" officeooo:rsid="01c87135" officeooo:paragraph-rsid="01c87135" style:font-weight-asian="bold" style:font-weight-complex="bold"/>
    </style:style>
    <style:style style:name="P6" style:family="paragraph" style:parent-style-name="Standard">
      <style:text-properties officeooo:paragraph-rsid="0020a55a"/>
    </style:style>
    <style:style style:name="P7" style:family="paragraph" style:parent-style-name="Standard">
      <style:text-properties officeooo:rsid="00f845ef" officeooo:paragraph-rsid="00f845ef"/>
    </style:style>
    <style:style style:name="P8" style:family="paragraph" style:parent-style-name="Standard">
      <style:text-properties officeooo:rsid="00f845ef" officeooo:paragraph-rsid="019b87e4"/>
    </style:style>
    <style:style style:name="P9" style:family="paragraph" style:parent-style-name="Standard">
      <style:text-properties fo:font-size="11pt" fo:font-style="normal" fo:font-weight="bold" officeooo:rsid="01ab6792" officeooo:paragraph-rsid="0186b662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95d28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fo:font-weight="normal" officeooo:rsid="01aca9ad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1aca9ad" officeooo:paragraph-rsid="01c647a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officeooo:rsid="018b5bd4" officeooo:paragraph-rsid="018b5bd4"/>
    </style:style>
    <style:style style:name="P18" style:family="paragraph" style:parent-style-name="Standard">
      <style:text-properties officeooo:rsid="018f254c" officeooo:paragraph-rsid="018f254c"/>
    </style:style>
    <style:style style:name="P19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officeooo:rsid="019ed4d4" officeooo:paragraph-rsid="019ed4d4"/>
    </style:style>
    <style:style style:name="P22" style:family="paragraph" style:parent-style-name="Standard">
      <style:text-properties officeooo:rsid="01a09b55" officeooo:paragraph-rsid="01a09b55"/>
    </style:style>
    <style:style style:name="P23" style:family="paragraph" style:parent-style-name="Standard">
      <style:text-properties officeooo:rsid="01b8aed8" officeooo:paragraph-rsid="01b9b8bc"/>
    </style:style>
    <style:style style:name="P24" style:family="paragraph" style:parent-style-name="Standard">
      <style:text-properties officeooo:paragraph-rsid="01b9b8bc"/>
    </style:style>
    <style:style style:name="P25" style:family="paragraph" style:parent-style-name="Standard">
      <style:text-properties officeooo:paragraph-rsid="01bb0f6c"/>
    </style:style>
    <style:style style:name="P26" style:family="paragraph" style:parent-style-name="Standard">
      <style:text-properties officeooo:rsid="01bb0f6c" officeooo:paragraph-rsid="01bb0f6c"/>
    </style:style>
    <style:style style:name="P27" style:family="paragraph" style:parent-style-name="Standard">
      <style:text-properties fo:font-size="10pt" fo:language="pt" fo:country="BR" fo:font-weight="normal" officeooo:rsid="01b8aed8" officeooo:paragraph-rsid="01b9b8bc" style:font-size-asian="10pt" style:font-weight-asian="normal" style:font-weight-complex="normal"/>
    </style:style>
    <style:style style:name="P28" style:family="paragraph" style:parent-style-name="Standard">
      <style:text-properties fo:font-size="10pt" fo:language="pt" fo:country="BR" fo:font-weight="normal" officeooo:paragraph-rsid="01b9b8bc" style:font-size-asian="10pt" style:font-weight-asian="normal" style:font-weight-complex="normal"/>
    </style:style>
    <style:style style:name="P29" style:family="paragraph" style:parent-style-name="Blockquote">
      <style:paragraph-properties fo:margin-left="0cm" fo:margin-right="0.635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30" style:family="paragraph" style:parent-style-name="Standard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31" style:family="paragraph" style:parent-style-name="Blockquote">
      <style:paragraph-properties fo:margin-left="0cm" fo:margin-right="0.635cm" fo:text-indent="0cm" style:auto-text-indent="false"/>
    </style:style>
    <style:style style:name="P32" style:family="paragraph" style:parent-style-name="Heading_20_2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33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34" style:family="paragraph" style:parent-style-name="Footer">
      <style:paragraph-properties fo:margin-top="0.106cm" fo:margin-bottom="0.106cm" loext:contextual-spacing="false" style:snap-to-layout-grid="false"/>
    </style:style>
    <style:style style:name="P35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36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37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38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92b62e" officeooo:paragraph-rsid="0192b62e" style:font-weight-asian="normal" style:font-weight-complex="normal"/>
    </style:style>
    <style:style style:name="P39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Blockquote">
      <style:paragraph-properties fo:margin-left="0cm" fo:margin-right="0.009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43" style:family="paragraph" style:parent-style-name="Heading_20_2">
      <style:text-properties officeooo:paragraph-rsid="0186b662"/>
    </style:style>
    <style:style style:name="P44" style:family="paragraph" style:parent-style-name="Heading_20_2">
      <style:text-properties officeooo:paragraph-rsid="018b5bd4"/>
    </style:style>
    <style:style style:name="P45" style:family="paragraph" style:parent-style-name="Heading_20_2">
      <style:text-properties officeooo:rsid="018b5bd4" officeooo:paragraph-rsid="018b5bd4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09b55" officeooo:paragraph-rsid="01a09b55" style:font-style-asian="italic" style:font-weight-asian="normal" style:font-style-complex="italic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86ec4f" officeooo:paragraph-rsid="0186ec4f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904110" officeooo:paragraph-rsid="019bba09" style:font-weight-asian="bold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9c861" officeooo:paragraph-rsid="01b379f5" style:font-style-asian="normal" style:font-weight-asian="normal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2c1f4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9ed4d4" officeooo:paragraph-rsid="019ed4d4" style:font-style-asian="normal" style:font-style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c9f95" officeooo:paragraph-rsid="01ac9f95" style:font-style-asian="normal" style:font-style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b379f5" officeooo:paragraph-rsid="01b379f5" style:font-style-asian="normal" style:font-weight-asian="bold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a7d033" officeooo:paragraph-rsid="01a7d033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379f5" officeooo:paragraph-rsid="01b379f5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4ca0a" officeooo:paragraph-rsid="01b4ca0a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fcf63" officeooo:paragraph-rsid="01afcf63" style:font-style-asian="normal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b4ca0a" officeooo:paragraph-rsid="01b4ca0a" style:font-style-asian="normal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72" style:family="paragraph" style:parent-style-name="Table_20_Contents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officeooo:paragraph-rsid="01b7e887"/>
    </style:style>
    <style:style style:name="P76" style:family="paragraph" style:parent-style-name="Standard" style:list-style-name="L1">
      <style:text-properties fo:font-weight="normal" officeooo:rsid="0192b62e" officeooo:paragraph-rsid="01b1b51d" style:font-weight-asian="normal" style:font-size-complex="12pt" style:font-weight-complex="normal"/>
    </style:style>
    <style:style style:name="P77" style:family="paragraph" style:parent-style-name="Standard" style:list-style-name="L1">
      <style:text-properties fo:font-weight="normal" officeooo:rsid="0192b62e" officeooo:paragraph-rsid="019b87e4" style:font-weight-asian="normal" style:font-size-complex="12pt" style:font-weight-complex="normal"/>
    </style:style>
    <style:style style:name="P78" style:family="paragraph" style:parent-style-name="Standard" style:list-style-name="L1">
      <style:text-properties fo:font-weight="normal" officeooo:rsid="0192b62e" officeooo:paragraph-rsid="01b24053" style:font-weight-asian="normal" style:font-size-complex="12pt" style:font-weight-complex="normal"/>
    </style:style>
    <style:style style:name="P79" style:family="paragraph" style:parent-style-name="Standard" style:list-style-name="L1">
      <style:text-properties fo:font-weight="normal" officeooo:rsid="0192b62e" officeooo:paragraph-rsid="01b2c1f4" style:font-weight-asian="normal" style:font-size-complex="12pt" style:font-weight-complex="normal"/>
    </style:style>
    <style:style style:name="P80" style:family="paragraph" style:parent-style-name="Standard" style:list-style-name="L1">
      <style:text-properties fo:font-weight="normal" officeooo:rsid="0192b62e" officeooo:paragraph-rsid="0192b62e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23">
      <style:text-properties officeooo:rsid="01c87135" officeooo:paragraph-rsid="01c87135"/>
    </style:style>
    <style:style style:name="P83" style:family="paragraph" style:parent-style-name="Standard" style:list-style-name="L23">
      <style:text-properties officeooo:rsid="01c87135" officeooo:paragraph-rsid="01ca19ae"/>
    </style:style>
    <style:style style:name="P84" style:family="paragraph" style:parent-style-name="Standard" style:list-style-name="L23">
      <style:text-properties fo:font-weight="bold" officeooo:rsid="01c87135" officeooo:paragraph-rsid="01c87135" style:font-weight-asian="bold" style:font-weight-complex="bold"/>
    </style:style>
    <style:style style:name="P85" style:family="paragraph" style:parent-style-name="Standard" style:list-style-name="L23">
      <style:text-properties fo:font-weight="bold" officeooo:rsid="01ca3041" officeooo:paragraph-rsid="01ca3041" style:font-weight-asian="bold" style:font-weight-complex="bold"/>
    </style:style>
    <style:style style:name="P86" style:family="paragraph" style:parent-style-name="Standard" style:list-style-name="L23">
      <style:text-properties style:font-name="Courier New1" fo:font-weight="bold" officeooo:rsid="01ca19ae" officeooo:paragraph-rsid="01ca19ae" style:font-weight-asian="bold" style:font-weight-complex="bold"/>
    </style:style>
    <style:style style:name="P87" style:family="paragraph" style:parent-style-name="Standard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88" style:family="paragraph" style:parent-style-name="Standard" style:list-style-name="L19">
      <style:paragraph-properties fo:margin-top="0cm" fo:margin-bottom="0cm" loext:contextual-spacing="false"/>
      <style:text-properties fo:font-style="normal" officeooo:rsid="01afcf63" officeooo:paragraph-rsid="01afcf63" style:font-style-asian="normal" style:font-style-complex="normal"/>
    </style:style>
    <style:style style:name="P89" style:family="paragraph" style:parent-style-name="Standard" style:list-style-name="L20">
      <style:paragraph-properties fo:margin-top="0cm" fo:margin-bottom="0cm" loext:contextual-spacing="false"/>
      <style:text-properties fo:font-style="normal" officeooo:rsid="01b4ca0a" officeooo:paragraph-rsid="01b4ca0a" style:font-style-asian="normal" style:font-style-complex="normal"/>
    </style:style>
    <style:style style:name="P90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91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92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97f39f" officeooo:paragraph-rsid="0197f39f" style:font-style-asian="normal" style:font-style-complex="normal"/>
    </style:style>
    <style:style style:name="P93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9ed4d4" officeooo:paragraph-rsid="019ed4d4" style:font-style-asian="normal" style:font-style-complex="normal"/>
    </style:style>
    <style:style style:name="P94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c9f95" officeooo:paragraph-rsid="01ac9f95" style:font-style-asian="normal" style:font-style-complex="normal"/>
    </style:style>
    <style:style style:name="P95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e3810" officeooo:paragraph-rsid="01ae3810" style:font-style-asian="normal" style:font-style-complex="normal"/>
    </style:style>
    <style:style style:name="P96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d6f23" officeooo:paragraph-rsid="01ad6f23" style:font-style-asian="normal" style:font-style-complex="normal"/>
    </style:style>
    <style:style style:name="P97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a55a8c" officeooo:paragraph-rsid="01b4ca0a" style:font-style-asian="normal" style:font-weight-asian="normal" style:font-style-complex="normal" style:font-weight-complex="normal"/>
    </style:style>
    <style:style style:name="P98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a5fb13" officeooo:paragraph-rsid="01b4ca0a" style:font-style-asian="normal" style:font-weight-asian="normal" style:font-style-complex="normal" style:font-weight-complex="normal"/>
    </style:style>
    <style:style style:name="P99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100" style:family="paragraph" style:parent-style-name="Table_20_Contents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101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102" style:family="paragraph" style:parent-style-name="Table_20_Contents" style:list-style-name="L15">
      <style:paragraph-properties fo:margin-top="0cm" fo:margin-bottom="0cm" loext:contextual-spacing="false"/>
      <style:text-properties fo:font-style="normal" fo:font-weight="normal" officeooo:rsid="01a39d02" officeooo:paragraph-rsid="01b379f5" style:font-style-asian="normal" style:font-weight-asian="normal" style:font-style-complex="normal" style:font-weight-complex="normal"/>
    </style:style>
    <style:style style:name="P103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104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21">
      <style:paragraph-properties fo:margin-top="0cm" fo:margin-bottom="0cm" loext:contextual-spacing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106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7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8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9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110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111" style:family="paragraph" style:parent-style-name="Table_20_Contents" style:list-style-name="L4">
      <style:paragraph-properties fo:margin-top="0cm" fo:margin-bottom="0cm" loext:contextual-spacing="false"/>
      <style:text-properties officeooo:rsid="0186ec4f" officeooo:paragraph-rsid="0186ec4f"/>
    </style:style>
    <style:style style:name="P112" style:family="paragraph" style:parent-style-name="Table_20_Contents" style:list-style-name="L4">
      <style:paragraph-properties fo:margin-top="0cm" fo:margin-bottom="0cm" loext:contextual-spacing="false"/>
      <style:text-properties officeooo:rsid="0197f39f" officeooo:paragraph-rsid="01ce95b5"/>
    </style:style>
    <style:style style:name="P113" style:family="paragraph" style:parent-style-name="Table_20_Contents" style:list-style-name="L5">
      <style:paragraph-properties fo:margin-top="0cm" fo:margin-bottom="0cm" loext:contextual-spacing="false"/>
      <style:text-properties officeooo:rsid="019ed4d4" officeooo:paragraph-rsid="019ed4d4"/>
    </style:style>
    <style:style style:name="P114" style:family="paragraph" style:parent-style-name="Table_20_Contents" style:list-style-name="L6">
      <style:paragraph-properties fo:margin-top="0cm" fo:margin-bottom="0cm" loext:contextual-spacing="false"/>
      <style:text-properties officeooo:rsid="019ed4d4" officeooo:paragraph-rsid="019ed4d4"/>
    </style:style>
    <style:style style:name="P115" style:family="paragraph" style:parent-style-name="Table_20_Contents" style:list-style-name="L7">
      <style:paragraph-properties fo:margin-top="0cm" fo:margin-bottom="0cm" loext:contextual-spacing="false"/>
      <style:text-properties officeooo:rsid="01ad6f23" officeooo:paragraph-rsid="01ad6f23"/>
    </style:style>
    <style:style style:name="P116" style:family="paragraph" style:parent-style-name="Table_20_Contents" style:list-style-name="L7">
      <style:paragraph-properties fo:margin-top="0cm" fo:margin-bottom="0cm" loext:contextual-spacing="false"/>
      <style:text-properties officeooo:rsid="01ac9f95" officeooo:paragraph-rsid="01ac9f95"/>
    </style:style>
    <style:style style:name="P117" style:family="paragraph" style:parent-style-name="Table_20_Contents" style:list-style-name="L7">
      <style:paragraph-properties fo:margin-top="0cm" fo:margin-bottom="0cm" loext:contextual-spacing="false"/>
      <style:text-properties officeooo:paragraph-rsid="01ad6f23"/>
    </style:style>
    <style:style style:name="P118" style:family="paragraph" style:parent-style-name="Table_20_Contents" style:list-style-name="L8">
      <style:paragraph-properties fo:margin-top="0cm" fo:margin-bottom="0cm" loext:contextual-spacing="false"/>
      <style:text-properties officeooo:paragraph-rsid="01b4ca0a"/>
    </style:style>
    <style:style style:name="P119" style:family="paragraph" style:parent-style-name="Table_20_Contents" style:list-style-name="L10">
      <style:paragraph-properties fo:margin-top="0cm" fo:margin-bottom="0cm" loext:contextual-spacing="false"/>
      <style:text-properties officeooo:paragraph-rsid="01b4ca0a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4a3788" style:font-weight-asian="bold" style:font-weight-complex="bold"/>
    </style:style>
    <style:style style:name="T6" style:family="text">
      <style:text-properties fo:font-weight="bold" officeooo:rsid="01ca19ae" style:font-weight-asian="bold" style:font-weight-complex="bold"/>
    </style:style>
    <style:style style:name="T7" style:family="text">
      <style:text-properties fo:font-weight="bold" officeooo:rsid="01ca3041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7339a3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bb0f6c" style:font-weight-asian="normal" style:font-weight-complex="normal"/>
    </style:style>
    <style:style style:name="T14" style:family="text">
      <style:text-properties fo:font-weight="normal" officeooo:rsid="01ca19ae" style:font-weight-asian="normal" style:font-weight-complex="normal"/>
    </style:style>
    <style:style style:name="T15" style:family="text">
      <style:text-properties fo:font-weight="normal" officeooo:rsid="01ca3041" style:font-weight-asian="normal" style:font-weight-complex="normal"/>
    </style:style>
    <style:style style:name="T16" style:family="text">
      <style:text-properties fo:font-size="10pt" fo:language="pt" fo:country="BR" fo:font-weight="bold" style:font-size-asian="10pt" style:font-weight-asian="bold" style:font-weight-complex="bold"/>
    </style:style>
    <style:style style:name="T17" style:family="text">
      <style:text-properties fo:font-size="10pt" fo:language="pt" fo:country="BR" fo:font-weight="normal" style:font-size-asian="10pt" style:font-weight-asian="normal" style:font-weight-complex="normal"/>
    </style:style>
    <style:style style:name="T18" style:family="text">
      <style:text-properties fo:font-size="10pt" fo:language="pt" fo:country="BR" fo:font-style="italic" fo:font-weight="normal" style:font-size-asian="10pt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0pt" fo:font-style="italic" fo:font-weight="normal" officeooo:rsid="01956e50" style:font-size-asian="10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style:font-name="Times New Roman" fo:font-size="10pt" fo:font-style="normal" fo:font-weight="normal" officeooo:rsid="0186b662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style:font-name="Times New Roman" fo:font-size="10pt" fo:font-style="normal" fo:font-weight="normal" officeooo:rsid="01956e50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officeooo:rsid="01acc58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95d286" style:font-style-asian="italic" style:font-style-complex="italic"/>
    </style:style>
    <style:style style:name="T31" style:family="text">
      <style:text-properties fo:font-style="italic" officeooo:rsid="014a3788" style:font-style-asian="italic" style:font-style-complex="italic"/>
    </style:style>
    <style:style style:name="T32" style:family="text">
      <style:text-properties fo:font-style="italic" officeooo:rsid="01c4309f" style:font-style-asian="italic" style:font-style-complex="italic"/>
    </style:style>
    <style:style style:name="T33" style:family="text">
      <style:text-properties fo:font-style="italic" officeooo:rsid="01c647ab" style:font-style-asian="italic" style:font-style-complex="italic"/>
    </style:style>
    <style:style style:name="T34" style:family="text">
      <style:text-properties officeooo:rsid="01abc322"/>
    </style:style>
    <style:style style:name="T35" style:family="text">
      <style:text-properties officeooo:rsid="01aca9ad"/>
    </style:style>
    <style:style style:name="T36" style:family="text">
      <style:text-properties officeooo:rsid="018b5bd4"/>
    </style:style>
    <style:style style:name="T37" style:family="text">
      <style:text-properties officeooo:rsid="018d4957"/>
    </style:style>
    <style:style style:name="T38" style:family="text">
      <style:text-properties officeooo:rsid="018f254c"/>
    </style:style>
    <style:style style:name="T39" style:family="text">
      <style:text-properties officeooo:rsid="0192b62e"/>
    </style:style>
    <style:style style:name="T40" style:family="text">
      <style:text-properties officeooo:rsid="0195d286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1ac9f95" style:font-style-asian="normal" style:font-style-complex="normal"/>
    </style:style>
    <style:style style:name="T43" style:family="text">
      <style:text-properties fo:font-style="normal" officeooo:rsid="01ad6f23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a55a8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a39d02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a7d03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b4ca0a" style:font-style-asian="normal" style:font-weight-asian="normal" style:font-style-complex="normal" style:font-weight-complex="normal"/>
    </style:style>
    <style:style style:name="T49" style:family="text">
      <style:text-properties officeooo:rsid="0196ec1d"/>
    </style:style>
    <style:style style:name="T50" style:family="text">
      <style:text-properties officeooo:rsid="0197f39f"/>
    </style:style>
    <style:style style:name="T51" style:family="text">
      <style:text-properties officeooo:rsid="019b87e4"/>
    </style:style>
    <style:style style:name="T52" style:family="text">
      <style:text-properties officeooo:rsid="019ed4d4"/>
    </style:style>
    <style:style style:name="T53" style:family="text">
      <style:text-properties officeooo:rsid="01a09b55"/>
    </style:style>
    <style:style style:name="T54" style:family="text">
      <style:text-properties officeooo:rsid="01a09ef7"/>
    </style:style>
    <style:style style:name="T55" style:family="text">
      <style:text-properties officeooo:rsid="01a1a83f"/>
    </style:style>
    <style:style style:name="T56" style:family="text">
      <style:text-properties officeooo:rsid="01ad6f23"/>
    </style:style>
    <style:style style:name="T57" style:family="text">
      <style:text-properties officeooo:rsid="01b2c1f4"/>
    </style:style>
    <style:style style:name="T58" style:family="text">
      <style:text-properties officeooo:rsid="01b695e2"/>
    </style:style>
    <style:style style:name="T59" style:family="text">
      <style:text-properties officeooo:rsid="014a3788"/>
    </style:style>
    <style:style style:name="T60" style:family="text">
      <style:text-properties officeooo:rsid="01be3e53"/>
    </style:style>
    <style:style style:name="T61" style:family="text">
      <style:text-properties officeooo:rsid="01c4309f"/>
    </style:style>
    <style:style style:name="T62" style:family="text">
      <style:text-properties officeooo:rsid="01c5b64f"/>
    </style:style>
    <style:style style:name="T63" style:family="text">
      <style:text-properties officeooo:rsid="01c647ab"/>
    </style:style>
    <style:style style:name="T64" style:family="text">
      <style:text-properties officeooo:rsid="00e0778e"/>
    </style:style>
    <style:style style:name="T65" style:family="text">
      <style:text-properties style:font-name="Courier New1" fo:font-weight="bold" style:font-weight-asian="bold" style:font-weight-complex="bold"/>
    </style:style>
    <style:style style:name="T66" style:family="text">
      <style:text-properties style:font-name="Courier New1" fo:font-weight="bold" officeooo:rsid="01ca19ae" style:font-weight-asian="bold" style:font-weight-complex="bold"/>
    </style:style>
    <style:style style:name="T67" style:family="text">
      <style:text-properties style:font-name="Courier New1" fo:font-weight="bold" officeooo:rsid="01ca3041" style:font-weight-asian="bold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5">CURSO:</text:p>
          </table:table-cell>
          <table:table-cell table:style-name="Tabela1.A1" office:value-type="string">
            <text:p text:style-name="P36">ENGENHARIAS</text:p>
          </table:table-cell>
          <table:table-cell table:style-name="Tabela1.A1" office:value-type="string">
            <text:p text:style-name="P35">PROFESSOR:</text:p>
          </table:table-cell>
          <table:table-cell table:style-name="Tabela1.D1" office:value-type="string">
            <text:p text:style-name="P36">Fábio Macêdo Mendes</text:p>
          </table:table-cell>
        </table:table-row>
        <table:table-row table:style-name="Tabela1.1">
          <table:table-cell table:style-name="Tabela1.A2" office:value-type="string">
            <text:p text:style-name="P34"><text:span text:style-name="T10">DISCIPLINA:</text:span><text:span text:style-name="T11"> </text:span></text:p>
          </table:table-cell>
          <table:table-cell table:style-name="Tabela1.A2" office:value-type="string">
            <text:p text:style-name="P38">Métodos Numéricos p/ Eng.</text:p>
          </table:table-cell>
          <table:table-cell table:style-name="Tabela1.A2" office:value-type="string">
            <text:p text:style-name="P35">SEMESTRE/ANO:</text:p>
          </table:table-cell>
          <table:table-cell table:style-name="Tabela1.D2" office:value-type="string">
            <text:p text:style-name="P37">02/201<text:span text:style-name="T39">7</text:span></text:p>
          </table:table-cell>
        </table:table-row>
        <table:table-row table:style-name="Tabela1.1">
          <table:table-cell table:style-name="Tabela1.A2" office:value-type="string">
            <text:p text:style-name="P34"><text:span text:style-name="T10">C HORÁRIA:</text:span><text:span text:style-name="T11"> </text:span></text:p>
          </table:table-cell>
          <table:table-cell table:style-name="Tabela1.A2" office:value-type="string">
            <text:p text:style-name="P36"><text:span text:style-name="T39">60</text:span> h</text:p>
          </table:table-cell>
          <table:table-cell table:style-name="Tabela1.A2" office:value-type="string">
            <text:p text:style-name="P35">CRÉDITOS:</text:p>
          </table:table-cell>
          <table:table-cell table:style-name="Tabela1.D2" office:value-type="string">
            <text:p text:style-name="P36">0<text:span text:style-name="T39">4</text:span></text:p>
          </table:table-cell>
        </table:table-row>
      </table:table>
      <text:p text:style-name="P39">PLANO DE ENSINO</text:p>
      <text:p text:style-name="Heading_20_2">1. OBJETIVOS DA DISCIPLINA</text:p>
      <text:p text:style-name="Text_20_body">Capacitar os alunos para utilizar e compreender os conceitos básicos de programação <text:span text:style-name="T39">científica e familiarizar o aluno com algoritmos para solução numérica de problemas nas áreas de álgebra linear e cálculo.</text:span></text:p>
      <text:p text:style-name="Heading_20_2">2. EMENTA DO PROGRAMA</text:p>
      <text:list xml:id="list1913401186" text:style-name="L1">
        <text:list-item>
          <text:p text:style-name="P76">Zeros reais de funções reais</text:p>
        </text:list-item>
        <text:list-item>
          <text:p text:style-name="P77">Minimização de funções</text:p>
        </text:list-item>
        <text:list-item>
          <text:p text:style-name="P78">Interpolação</text:p>
        </text:list-item>
        <text:list-item>
          <text:p text:style-name="P78">Ajuste de curvas</text:p>
        </text:list-item>
        <text:list-item>
          <text:p text:style-name="P79">Resolução de sistemas lineares</text:p>
        </text:list-item>
        <text:list-item>
          <text:p text:style-name="P78">Integração numérica</text:p>
        </text:list-item>
        <text:list-item>
          <text:p text:style-name="P80">Soluções numéricas de EDO</text:p>
        </text:list-item>
        <text:list-item>
          <text:p text:style-name="P80">Método das diferenças finitas</text:p>
        </text:list-item>
        <text:list-item>
          <text:p text:style-name="P77">Fontes de erros em métodos numéricos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8"> </text:span><text:span text:style-name="T9"><text:s/></text:span><text:span text:style-name="T12">quartas e sextas-feiras</text:span></text:p>
      <text:p text:style-name="Standard"><text:span text:style-name="T2">Atendimento e monitoria:</text:span><text:span text:style-name="T8"> </text:span><text:span text:style-name="T12">a definir.</text:span></text:p>
      <text:p text:style-name="Heading_20_2">4. METODOLOGIA</text:p>
      <text:p text:style-name="P75"><text:span text:style-name="T19">O método básico aplicado é o de aulas práticas </text:span><text:span text:style-name="T20">em laboratório de computação </text:span><text:span text:style-name="T19">voltadas à implementação de programas. </text:span><text:span text:style-name="T20">As aulas </text:span><text:span text:style-name="T19">podem conter partes expositivas orientadas à discussão da teoria. As aulas serão complementadas com atividades de exercícios e demandas extra-classe. Estas atividades serão desenvolvidas com acompanhamento <text:s/>presencial do professor ou através da</text:span><text:span text:style-name="T20">s</text:span><text:span text:style-name="T19"> Plataforma</text:span><text:span text:style-name="T20">s</text:span><text:span text:style-name="T19"> </text:span><text:span text:style-name="T21">Moodle </text:span><text:span text:style-name="T23">(</text:span><text:a xlink:type="simple" xlink:href="http://www.aprender.unb.br/" text:style-name="Internet_20_link" text:visited-style-name="Visited_20_Internet_20_Link"><text:span text:style-name="T27">http://www.aprender.unb.br</text:span></text:a><text:span text:style-name="T23">) </text:span><text:span text:style-name="T26">e </text:span><text:span text:style-name="T22">Codeschool </text:span><text:span text:style-name="T24"><text:s/></text:span><text:span text:style-name="T25">(</text:span><text:a xlink:type="simple" xlink:href="http://codeschool.lappis.rocks/" text:style-name="Internet_20_link" text:visited-style-name="Visited_20_Internet_20_Link"><text:span text:style-name="T25">http://codeschool.lappis.rocks</text:span></text:a><text:span text:style-name="T25">) </text:span><text:span text:style-name="T24">. </text:span><text:span text:style-name="T26">O material produzido em sala e outros arquivos auxiliares ficarão disponíveis no Github da turma (</text:span><text:a xlink:type="simple" xlink:href="https://github.com/fabiommendes/numericos-pub" text:style-name="Internet_20_link" text:visited-style-name="Visited_20_Internet_20_Link"><text:span text:style-name="T26">https://github.com/fabiommendes/numericos-pub</text:span></text:a><text:span text:style-name="T26">).</text:span></text:p>
      <text:p text:style-name="Heading_20_2">5. CRITÉRIOS DE AVALIAÇÃO</text:p>
      <text:p text:style-name="P9">Pontos e estrelas</text:p>
      <text:p text:style-name="P10">A <text:span text:style-name="T40">menção final </text:span>é calculada a partir dos <text:span text:style-name="T29">pontos</text:span> e <text:span text:style-name="T29">estrelas </text:span><text:span text:style-name="T61">atribuídos a</text:span><text:span text:style-name="T32"> </text:span>cada aluno ao longo do curso. O pontos consistem na parte obrigatória da avaliação e são distribuídos em um total de até 100 pontos. O aluno que obter a pontuação completa do curso é aprovado com a menção máxima. A conversão pontuação e menção é <text:span text:style-name="T40">feita da forma </text:span>usual: 90pts<text:span text:style-name="T40">+</text:span>: <text:span text:style-name="T2">SS</text:span>, 70pts<text:span text:style-name="T40">+</text:span>: <text:span text:style-name="T2">MS, </text:span>50pts<text:span text:style-name="T40">+</text:span>: <text:span text:style-name="T2">MM, </text:span>30pts<text:span text:style-name="T40">+</text:span>: <text:span text:style-name="T2">MI </text:span>e <text:span text:style-name="T34">menos que isto </text:span><text:span text:style-name="T4">II.</text:span></text:p>
      <text:p text:style-name="P10"/>
      <text:p text:style-name="P13">A distribuição de pontos <text:span text:style-name="T62">nas diferentes avaliações é dada </text:span>pela equação:</text:p>
      <text:p text:style-name="P10"><text:soft-page-break/></text:p>
      <text:p text:style-name="P11"><draw:frame draw:style-name="fr3" draw:name="Object2" text:anchor-type="as-char" svg:width="4.588cm" svg:height="0.53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2"/>
      <text:p text:style-name="P14">onde P1 e P2 consistem na nota das provas 1 e 2, valendo <text:span text:style-name="T40">35</text:span> pontos cada. <text:span text:style-name="T40">MT consiste na média dos testes ministrados em sala de aula. Estes testes não possuem data pré-definida para ocorrer e normalmente consistem em um único exercício aplicado ao fim da aula. MT possui um peso de 20 pontos e consiste na média simples das notas de todos os testes excluindo a menor nota ou uma falta. Finalmente, MCS consiste na média da avaliação dos exercícios extra-classe aplicados na plataforma </text:span><text:span text:style-name="T30">Codeschool </text:span><text:span text:style-name="T60">e vale 10 pontos no total.</text:span></text:p>
      <text:p text:style-name="P12"/>
      <text:p text:style-name="P13">As estrelas são coletadas em atividades optativas e podem ser convertidas em <text:span text:style-name="T29">“</text:span><text:span text:style-name="T33">vantagens </text:span><text:span text:style-name="T29">especiais” </text:span>ou em pontos <text:span text:style-name="T63">no </text:span>final do curso. <text:s/><text:span text:style-name="T63">As vantagens </text:span>conferid<text:span text:style-name="T63">as</text:span> por estrelas <text:span text:style-name="T63">podem ajudar o aluno a melhorar sua nota e serão descritos com mais cuidado no Moodle da disciplina (ex: abonar uma falta, direito a fazer a prova substitutiva para melhorar a nota, etc). No final do curso, o aluno pode trocar as estrelas que estão sobrando por pontos adicionais utilizando a seguinte regra:</text:span></text:p>
      <text:p text:style-name="P15"/>
      <text:list xml:id="list3951920682" text:style-name="L2">
        <text:list-header>
          <text:p text:style-name="P81"><draw:frame draw:style-name="fr3" draw:name="Object3" text:anchor-type="as-char" svg:width="4.831cm" svg:height="1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header>
      </text:list>
      <text:p text:style-name="P16"><text:span text:style-name="T63">onde NE consiste no número de estrelas (até um valor máximo de 100) e </text:span><text:span text:style-name="T63"><draw:frame draw:style-name="fr3" draw:name="Object1" text:anchor-type="as-char" svg:width="0.974cm" svg:height="0.533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3">consiste na nota calculada sem considerar o uso de estrelas.</text:span> <text:span text:style-name="T63">E</text:span>strelas sempre aumentam a nota final<text:span text:style-name="T64"> </text:span>e garantem uma pontuação mínima <text:span text:style-name="T63">N</text:span>E independente da nota obtida nas provas e trabalhos.</text:p>
      <text:p text:style-name="P43"><text:span text:style-name="T35">6. </text:span>Prova substitutiva e faltas</text:p>
      <text:p text:style-name="P19">A prova substitutiva será aplicada apenas em caso de falta justificada no dia da prova. O aluno deve apresentar <text:span text:style-name="T28">a justificativa na aula seguinte à prova ou quando terminar a licença médica. Esta justificativa </text:span><text:span text:style-name="T3">não </text:span><text:span text:style-name="T28">abona falta, mas dá direito ao aluno realizar a prova substitutiva sem nenhuma penalidade.</text:span></text:p>
      <text:p text:style-name="P19"/>
      <text:p text:style-name="P19"><text:span text:style-name="T49">O aluno pode faltar até 7 vezes em um semestre. É possível abonar utilizando estrelas, onde cada 7 estrelas abona uma falta. </text:span>Faltas com justificativa médica <text:span text:style-name="T2">não</text:span> serão abonadas. </text:p>
      <text:p text:style-name="P45">7. Código de éticA E CONDUTA</text:p>
      <text:p text:style-name="P17">As avaliações serão realizadas com auxílio do computador no laboratório de informática. Todas as submissões serão <text:span text:style-name="T38">processadas por </text:span>um programa <text:span text:style-name="T38">de </text:span>detecção de plágio. <text:span text:style-name="T37">Qualquer a</text:span>tividade onde for detectada a presença de plágio ser<text:span text:style-name="T37">á</text:span> anulada sem a possibilidade de substituição<text:span text:style-name="T37">. Não será feita qualquer distinção entre o aluno que forneceu a resposta para cópia e o aluno que obteve a mesma.</text:span></text:p>
      <text:p text:style-name="P17"/>
      <text:p text:style-name="P18">A análise de plágio será feita inicialmente apenas nas provas. O aluno que se envolver em plágio em uma das provas poderá ter todas as outras atividades analisadas.</text:p>
      <text:p text:style-name="P44"><text:span text:style-name="T36">8</text:span>. CronoGrama de atividades</text:p>
      <text:section text:style-name="Sect1" text:name="Seção1"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41">1</text:p>
            </table:table-cell>
            <table:table-cell table:style-name="Table1.B2" office:value-type="string">
              <text:p text:style-name="P7"><text:span text:style-name="T52">8/3</text:span>/201<text:span text:style-name="T51">7</text:span></text:p>
            </table:table-cell>
            <table:table-cell table:style-name="Table1.C2" office:value-type="string">
              <text:p text:style-name="P46">Início das aulas – Apresentação do curso</text:p>
              <text:list xml:id="list3787309789" text:style-name="L3">
                <text:list-item>
                  <text:p text:style-name="P91">Python</text:p>
                </text:list-item>
                <text:list-item>
                  <text:p text:style-name="P91">Codeschool/Moodle/<text:span text:style-name="T58">Github</text:span></text:p>
                </text:list-item>
                <text:list-item>
                  <text:p text:style-name="P92">Jupyter/I<text:span text:style-name="T57">P</text:span>ython</text:p>
                </text:list-item>
                <text:list-item>
                  <text:p text:style-name="P92">Métodos numér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8"><text:span text:style-name="T52">10/3</text:span>/201<text:span text:style-name="T51">7</text:span></text:p>
            </table:table-cell>
            <table:table-cell table:style-name="Table1.C2" office:value-type="string">
              <text:p text:style-name="P49">Introdução ao Python <text:span text:style-name="T50">científico</text:span></text:p>
              <text:list xml:id="list4023604990" text:style-name="L4">
                <text:list-item>
                  <text:p text:style-name="P111">Sintaxe básica do Python</text:p>
                </text:list-item>
                <text:list-item>
                  <text:p text:style-name="P112"><text:soft-page-break/>Bibliotecas numpy, scipy e matplotib</text:p>
                </text:list-item>
                <text:list-item>
                  <text:p text:style-name="P112">Fazendo gráficos</text:p>
                </text:list-item>
              </text:list>
            </table:table-cell>
          </table:table-row>
          <table:table-row table:style-name="Table1.1">
            <table:table-cell table:style-name="Table1.A5" table:number-rows-spanned="2" office:value-type="string">
              <text:p text:style-name="P41">2</text:p>
            </table:table-cell>
            <table:table-cell table:style-name="Table1.B4" office:value-type="string">
              <text:p text:style-name="P7"><text:span text:style-name="T52">15/3</text:span>/201<text:span text:style-name="T51">7</text:span></text:p>
            </table:table-cell>
            <table:table-cell table:style-name="Table1.C4" office:value-type="string">
              <text:p text:style-name="P61">Zero de funções</text:p>
              <text:list xml:id="list2410740601" text:style-name="L5">
                <text:list-item>
                  <text:p text:style-name="P113">O que são zeros de funções</text:p>
                </text:list-item>
                <text:list-item>
                  <text:p text:style-name="P113">Método da bisseção</text:p>
                </text:list-item>
                <text:list-item>
                  <text:p text:style-name="P113">Aplicaçõe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8"><text:span text:style-name="T52">17/3</text:span>/201<text:span text:style-name="T51">7</text:span></text:p>
            </table:table-cell>
            <table:table-cell table:style-name="Table1.C5" office:value-type="string">
              <text:p text:style-name="P61">Zeros de funções</text:p>
              <text:list xml:id="list2523282309" text:style-name="L6">
                <text:list-item>
                  <text:p text:style-name="P114">Método da posição falsa</text:p>
                </text:list-item>
                <text:list-item>
                  <text:p text:style-name="P114">Método do ponto fixo</text:p>
                </text:list-item>
                <text:list-item>
                  <text:p text:style-name="P114">Método de Newton Raphson</text:p>
                </text:list-item>
                <text:list-item>
                  <text:p text:style-name="P93">Método da secante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3</text:p>
            </table:table-cell>
            <table:table-cell table:style-name="Table1.B2" office:value-type="string">
              <text:p text:style-name="P7"><text:span text:style-name="T52">22/3</text:span>/201<text:span text:style-name="T51">7</text:span></text:p>
            </table:table-cell>
            <table:table-cell table:style-name="Table1.C2" office:value-type="string">
              <text:p text:style-name="P62">Mínimo de funções</text:p>
              <text:list xml:id="list2926978283" text:style-name="L7">
                <text:list-item>
                  <text:p text:style-name="P94">Método da razão áurea</text:p>
                </text:list-item>
                <text:list-item>
                  <text:p text:style-name="P115"><text:span text:style-name="T42">D</text:span><text:span text:style-name="T41">escida de gradiente</text:span></text:p>
                </text:list-item>
                <text:list-item>
                  <text:p text:style-name="P116"><text:span text:style-name="T42">M</text:span><text:span text:style-name="T41">étodo d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8"><text:span text:style-name="T52">29/3</text:span>/201<text:span text:style-name="T51">7</text:span></text:p>
            </table:table-cell>
            <table:table-cell table:style-name="Table1.C2" office:value-type="string">
              <text:p text:style-name="P62">Mínimo de funções <text:span text:style-name="T56">de várias variáveis (scipy)</text:span></text:p>
              <text:list xml:id="list1646694277846" text:continue-numbering="true" text:style-name="L7">
                <text:list-item>
                  <text:p text:style-name="P117"><text:span text:style-name="T42">D</text:span><text:span text:style-name="T43">escida de gradiente</text:span></text:p>
                </text:list-item>
                <text:list-item>
                  <text:p text:style-name="P95">Downhill simplex</text:p>
                </text:list-item>
                <text:list-item>
                  <text:p text:style-name="P96">Monte-Carlo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41">4</text:p>
            </table:table-cell>
            <table:table-cell table:style-name="Table1.B8" office:value-type="string">
              <text:p text:style-name="P21">5/<text:span text:style-name="T53">4</text:span>/2017</text:p>
            </table:table-cell>
            <table:table-cell table:style-name="Table1.C8" office:value-type="string">
              <text:p text:style-name="P54">Interpolação</text:p>
              <text:list xml:id="list4179444515" text:style-name="L8">
                <text:list-item>
                  <text:p text:style-name="P118"><text:span text:style-name="T45">Interpolação </text:span><text:span text:style-name="T46">linear</text:span></text:p>
                </text:list-item>
                <text:list-item>
                  <text:p text:style-name="P97">Interpolação quadrática</text:p>
                </text:list-item>
                <text:list-item>
                  <text:p text:style-name="P118"><text:span text:style-name="T48">F</text:span><text:span text:style-name="T45">ormas de </text:span><text:span text:style-name="T46">Lagrange 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21">7/<text:span text:style-name="T53">4</text:span>/2017</text:p>
            </table:table-cell>
            <table:table-cell table:style-name="Table1.C9" office:value-type="string">
              <text:p text:style-name="P54">Splines</text:p>
              <text:list xml:id="list2627635001" text:style-name="L9">
                <text:list-item>
                  <text:p text:style-name="P98">Splines vs. Interpolantes</text:p>
                </text:list-item>
                <text:list-item>
                  <text:p text:style-name="P98">Splines polinomiais</text:p>
                </text:list-item>
                <text:list-item>
                  <text:p text:style-name="P98">Spline cúbica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5</text:p>
            </table:table-cell>
            <table:table-cell table:style-name="Table1.B2" office:value-type="string">
              <text:p text:style-name="P21">12/<text:span text:style-name="T53">4</text:span>/2017</text:p>
            </table:table-cell>
            <table:table-cell table:style-name="Table1.C2" office:value-type="string">
              <text:p text:style-name="P54">Ajuste de curvas </text:p>
              <text:list xml:id="list991200357" text:style-name="L10">
                <text:list-item>
                  <text:p text:style-name="P99">Ajuste por retas</text:p>
                </text:list-item>
                <text:list-item>
                  <text:p text:style-name="P119"><text:span text:style-name="T48">Q</text:span><text:span text:style-name="T47">uadrados mínimos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14/<text:span text:style-name="T53">4</text:span>/2017</text:p>
            </table:table-cell>
            <table:table-cell table:style-name="Table1.C2" office:value-type="string">
              <text:p text:style-name="P47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41">6</text:p>
            </table:table-cell>
            <table:table-cell table:style-name="Table1.B12" office:value-type="string">
              <text:p text:style-name="P21">19/<text:span text:style-name="T53">4</text:span>/2017</text:p>
            </table:table-cell>
            <table:table-cell table:style-name="Table1.C12" office:value-type="string">
              <text:p text:style-name="P66">Quadrados mínimos em modelos arbitrário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21">21/<text:span text:style-name="T53">4</text:span>/2017</text:p>
            </table:table-cell>
            <table:table-cell table:style-name="Table1.C13" office:value-type="string">
              <text:p text:style-name="P47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7</text:p>
            </table:table-cell>
            <table:table-cell table:style-name="Table1.B2" office:value-type="string">
              <text:p text:style-name="P21">26/<text:span text:style-name="T53">4</text:span>/2017</text:p>
            </table:table-cell>
            <table:table-cell table:style-name="Table1.C2" office:value-type="string">
              <text:p text:style-name="P68">Revisão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1">28/<text:span text:style-name="T53">4</text:span>/2017</text:p>
            </table:table-cell>
            <table:table-cell table:style-name="Table1.C2" office:value-type="string">
              <text:p text:style-name="P65">Prova I </text:p>
            </table:table-cell>
          </table:table-row>
          <table:table-row table:style-name="Table1.1">
            <table:table-cell table:style-name="Table1.A18" table:number-rows-spanned="3" office:value-type="string">
              <text:p text:style-name="P42"/>
              <text:p text:style-name="P42">8</text:p>
            </table:table-cell>
            <table:table-cell table:style-name="Table1.B17" office:value-type="string">
              <text:p text:style-name="P22">1/5/2017</text:p>
            </table:table-cell>
            <table:table-cell table:style-name="Table1.C17" office:value-type="string">
              <text:p text:style-name="P48">Feriado – Dia do trabalhador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22">3/5/2017</text:p>
            </table:table-cell>
            <table:table-cell table:style-name="Table1.C17" office:value-type="string">
              <text:p text:style-name="P74">Resolução Prova I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22">5/5/2017</text:p>
            </table:table-cell>
            <table:table-cell table:style-name="Table1.C18" office:value-type="string">
              <text:p text:style-name="P51">Resolução de sistemas lineares</text:p>
              <text:list xml:id="list1494262241" text:style-name="L11">
                <text:list-item>
                  <text:p text:style-name="P100">Regra de Cramer</text:p>
                </text:list-item>
                <text:list-item>
                  <text:p text:style-name="P100">Método da eliminação de Gauss</text:p>
                </text:list-item>
                <text:list-item>
                  <text:p text:style-name="P100">Método de Jorda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9</text:p>
            </table:table-cell>
            <table:table-cell table:style-name="Table1.B2" office:value-type="string">
              <text:p text:style-name="P22"><text:span text:style-name="T54">10</text:span>/5/2017</text:p>
            </table:table-cell>
            <table:table-cell table:style-name="Table1.C2" office:value-type="string">
              <text:p text:style-name="P73">Formas matriciais especiais</text:p>
              <text:list xml:id="list1646888782019" text:continue-numbering="true" text:style-name="L11">
                <text:list-item>
                  <text:p text:style-name="P87">Fatoração LU</text:p>
                </text:list-item>
                <text:list-item>
                  <text:p text:style-name="P87">Matriz invers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2"><text:span text:style-name="T54">12</text:span>/5/2017</text:p>
            </table:table-cell>
            <table:table-cell table:style-name="Table1.C2" office:value-type="string">
              <text:p text:style-name="P51">Métodos iterativos</text:p>
              <text:list xml:id="list1258508389" text:style-name="L12">
                <text:list-item>
                  <text:p text:style-name="P101">Método de Gauss-Jacobi</text:p>
                </text:list-item>
                <text:list-item>
                  <text:p text:style-name="P101">Método de Gauss-Seidel</text:p>
                </text:list-item>
              </text:list>
            </table:table-cell>
          </table:table-row>
          <table:table-row table:style-name="Table1.1">
            <table:table-cell table:style-name="Table1.A22" table:number-rows-spanned="2" office:value-type="string">
              <text:p text:style-name="P41">10</text:p>
            </table:table-cell>
            <table:table-cell table:style-name="Table1.B21" office:value-type="string">
              <text:p text:style-name="P22"><text:span text:style-name="T54">17</text:span>/5/2017</text:p>
            </table:table-cell>
            <table:table-cell table:style-name="Table1.C21" office:value-type="string">
              <text:p text:style-name="P67"><text:span text:style-name="T46">C</text:span><text:span text:style-name="T44">omparação de performance</text:span></text:p>
              <text:list xml:id="list3441944377" text:style-name="L13">
                <text:list-item>
                  <text:p text:style-name="P106"><text:soft-page-break/>Ordem de complexidade</text:p>
                </text:list-item>
                <text:list-item>
                  <text:p text:style-name="P106">Sistemas de alta dimensionalidad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22"><text:span text:style-name="T54">19</text:span>/5/2017</text:p>
            </table:table-cell>
            <table:table-cell table:style-name="Table1.C22" office:value-type="string">
              <text:p text:style-name="P72">Integração numérica</text:p>
              <text:list xml:id="list3557050057" text:style-name="L14">
                <text:list-item>
                  <text:p text:style-name="P107">Particionamento do intervalo de integração</text:p>
                </text:list-item>
                <text:list-item>
                  <text:p text:style-name="P107">Quadraturas</text:p>
                </text:list-item>
                <text:list-item>
                  <text:p text:style-name="P107">Regra dos trapézios</text:p>
                </text:list-item>
                <text:list-item>
                  <text:p text:style-name="P107">Regra de Simpso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11</text:p>
            </table:table-cell>
            <table:table-cell table:style-name="Table1.B2" office:value-type="string">
              <text:p text:style-name="P22"><text:span text:style-name="T54">24</text:span>/5/2017</text:p>
            </table:table-cell>
            <table:table-cell table:style-name="Table1.C2" office:value-type="string">
              <text:p text:style-name="P55">Regras avançadas de integração numérica</text:p>
              <text:list xml:id="list3939352192" text:style-name="L15">
                <text:list-item>
                  <text:p text:style-name="P102">Método de Newton Cotes fechado e aberto</text:p>
                </text:list-item>
                <text:list-item>
                  <text:p text:style-name="P102">Quadratura Gaussian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2"><text:span text:style-name="T54">26</text:span>/5/2017</text:p>
            </table:table-cell>
            <table:table-cell table:style-name="Table1.C2" office:value-type="string">
              <text:p text:style-name="P59">Erro de regras de quadratura</text:p>
              <text:list xml:id="list4093543000" text:style-name="L16">
                <text:list-item>
                  <text:p text:style-name="P108">Expansão por série de Taylor</text:p>
                </text:list-item>
                <text:list-item>
                  <text:p text:style-name="P108">Funções descontínuas e não suaves</text:p>
                </text:list-item>
              </text:list>
            </table:table-cell>
          </table:table-row>
          <table:table-row table:style-name="Table1.1">
            <table:table-cell table:style-name="Table1.A26" table:number-rows-spanned="2" office:value-type="string">
              <text:p text:style-name="P41">12</text:p>
            </table:table-cell>
            <table:table-cell table:style-name="Table1.B25" office:value-type="string">
              <text:p text:style-name="P22">3<text:span text:style-name="T55">1</text:span>/5/2017</text:p>
            </table:table-cell>
            <table:table-cell table:style-name="Table1.C25" office:value-type="string">
              <text:p text:style-name="P52">Soluções numéricas de EDO</text:p>
              <text:list xml:id="list875729970" text:style-name="L17">
                <text:list-item>
                  <text:p text:style-name="P103">Método de Euler</text:p>
                </text:list-item>
                <text:list-item>
                  <text:p text:style-name="P103">Método de Heun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22"><text:span text:style-name="T55">2</text:span>/<text:span text:style-name="T55">6</text:span>/2017</text:p>
            </table:table-cell>
            <table:table-cell table:style-name="Table1.C26" office:value-type="string">
              <text:p text:style-name="P56">Métodos Runge-Kutta</text:p>
              <text:list xml:id="list3274855606" text:style-name="L18">
                <text:list-item>
                  <text:p text:style-name="P109">Tableau de Butcher</text:p>
                </text:list-item>
                <text:list-item>
                  <text:p text:style-name="P104">Método de Midpoint</text:p>
                </text:list-item>
                <text:list-item>
                  <text:p text:style-name="P109">RK4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13</text:p>
            </table:table-cell>
            <table:table-cell table:style-name="Table1.B2" office:value-type="string">
              <text:p text:style-name="P22"><text:span text:style-name="T55">7</text:span>/<text:span text:style-name="T55">6</text:span>/2017</text:p>
            </table:table-cell>
            <table:table-cell table:style-name="Table1.C2" office:value-type="string">
              <text:p text:style-name="P69">Sistemas de EDO</text:p>
              <text:list xml:id="list2466626296" text:style-name="L19">
                <text:list-item>
                  <text:p text:style-name="P88">Sistemas acoplados</text:p>
                </text:list-item>
                <text:list-item>
                  <text:p text:style-name="P88">Redução de equações de segunda ordem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2"><text:span text:style-name="T55">9</text:span>/<text:span text:style-name="T55">6</text:span>/2017</text:p>
            </table:table-cell>
            <table:table-cell table:style-name="Table1.C2" office:value-type="string">
              <text:p text:style-name="P70">Aplicações a sistemas físicos</text:p>
              <text:list xml:id="list1118948545" text:style-name="L20">
                <text:list-item>
                  <text:p text:style-name="P89">Simulação de um sistema físico</text:p>
                </text:list-item>
                <text:list-item>
                  <text:p text:style-name="P89">Sistema planetário</text:p>
                </text:list-item>
              </text:list>
            </table:table-cell>
          </table:table-row>
          <table:table-row table:style-name="Table1.1">
            <table:table-cell table:style-name="Table1.A30" table:number-rows-spanned="2" office:value-type="string">
              <text:p text:style-name="P41">14</text:p>
            </table:table-cell>
            <table:table-cell table:style-name="Table1.B29" office:value-type="string">
              <text:p text:style-name="P22"><text:span text:style-name="T55">14</text:span>/<text:span text:style-name="T55">6</text:span>/2017</text:p>
            </table:table-cell>
            <table:table-cell table:style-name="Table1.C29" office:value-type="string">
              <text:p text:style-name="P53">Método das diferenças finitas</text:p>
              <text:list xml:id="list1899278261" text:style-name="L21">
                <text:list-item>
                  <text:p text:style-name="P105">Operadores de diferenças finitas de 1ª e 2ª ordem</text:p>
                </text:list-item>
                <text:list-item>
                  <text:p text:style-name="P105">Equação de diferenças</text:p>
                </text:list-item>
                <text:list-item>
                  <text:p text:style-name="P105">Grade de solução</text:p>
                </text:list-item>
                <text:list-item>
                  <text:p text:style-name="P105"><text:span text:style-name="T57">R</text:span>esolução por sistema triagonal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22"><text:span text:style-name="T55">16</text:span>/<text:span text:style-name="T55">6</text:span>/2017</text:p>
            </table:table-cell>
            <table:table-cell table:style-name="Table1.C30" office:value-type="string">
              <text:p text:style-name="P71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1">15</text:p>
            </table:table-cell>
            <table:table-cell table:style-name="Table1.B2" office:value-type="string">
              <text:p text:style-name="P22"><text:span text:style-name="T55">21</text:span>/<text:span text:style-name="T55">6</text:span>/2017</text:p>
            </table:table-cell>
            <table:table-cell table:style-name="Table1.C2" office:value-type="string">
              <text:p text:style-name="P58">Fontes de erros</text:p>
              <text:list xml:id="list2046003184" text:style-name="L22">
                <text:list-item>
                  <text:p text:style-name="P110">Erros de arredondamento</text:p>
                </text:list-item>
                <text:list-item>
                  <text:p text:style-name="P110">Precisão de máquina</text:p>
                </text:list-item>
                <text:list-item>
                  <text:p text:style-name="P110">Aritmética de ponto fixo</text:p>
                </text:list-item>
                <text:list-item>
                  <text:p text:style-name="P110">Aritmética de ponto flutuant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2"><text:span text:style-name="T55">23</text:span>/<text:span text:style-name="T55">6</text:span>/2017</text:p>
            </table:table-cell>
            <table:table-cell table:style-name="Table1.C2" office:value-type="string">
              <text:p text:style-name="P57">Revisão</text:p>
            </table:table-cell>
          </table:table-row>
          <table:table-row table:style-name="Table1.33">
            <table:table-cell table:style-name="Table1.A33" table:number-rows-spanned="2" office:value-type="string">
              <text:p text:style-name="P41">16</text:p>
            </table:table-cell>
            <table:table-cell table:style-name="Table1.B33" office:value-type="string">
              <text:p text:style-name="P22"><text:span text:style-name="T55">28</text:span>/<text:span text:style-name="T55">6</text:span>/2017</text:p>
            </table:table-cell>
            <table:table-cell table:style-name="Table1.C33" office:value-type="string">
              <text:p text:style-name="P64">Prova <text:span text:style-name="T57">II</text:span></text:p>
            </table:table-cell>
          </table:table-row>
          <table:table-row table:style-name="Table1.1">
            <table:covered-table-cell/>
            <table:table-cell table:style-name="Table1.B33" office:value-type="string">
              <text:p text:style-name="P22"><text:span text:style-name="T55">30</text:span>/<text:span text:style-name="T55">6</text:span>/2017</text:p>
            </table:table-cell>
            <table:table-cell table:style-name="Table1.C33" office:value-type="string">
              <text:p text:style-name="P60">Revisão de prov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22"><text:span text:style-name="T55">5</text:span>/<text:span text:style-name="T55">7</text:span>/2017</text:p>
            </table:table-cell>
            <table:table-cell table:style-name="Table1.C2" office:value-type="string">
              <text:p text:style-name="P63">Prova substituti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22"><text:span text:style-name="T55">7</text:span>/<text:span text:style-name="T55">7</text:span>/2017</text:p>
            </table:table-cell>
            <table:table-cell table:style-name="Table1.C2" office:value-type="string">
              <text:p text:style-name="P50"/>
            </table:table-cell>
          </table:table-row>
        </table:table>
        <text:p text:style-name="Standard"/>
        <text:p text:style-name="P6"><text:span text:style-name="T2">Obs.:</text:span> O cronograma está sujeito a alterações.</text:p>
        <text:p text:style-name="Heading_20_2"><text:span text:style-name="T36">9</text:span>. BIBLIOGRAFIA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40">BÁSICA:</text:p>
            </table:table-cell>
          </table:table-row>
          <text:soft-page-break/>
          <table:table-row table:style-name="Tabela4.1">
            <table:table-cell table:style-name="Tabela4.A2" office:value-type="string">
              <text:p text:style-name="P23"><text:span text:style-name="T16">RUGGIERO</text:span><text:span text:style-name="T17">, Márcia A. Gomes; </text:span><text:span text:style-name="T16">LOPES</text:span><text:span text:style-name="T17">, Vera Lúcia Da Rocha. </text:span><text:span text:style-name="T18">Cálculo Numérico: Aspectos Teóricos E Computacionais</text:span><text:span text:style-name="T17">. 2. Ed. São Paulo: Pearson Education, 2005. 406 P. Isbn 8534602042.</text:span></text:p>
              <text:p text:style-name="P27"/>
              <text:p text:style-name="P23"><text:span text:style-name="T16">FRANCO</text:span><text:span text:style-name="T17">, Neide Maria Bertoldi. Cálculo Numérico. Prentice-Hall Isbn 978857605087</text:span></text:p>
            </table:table-cell>
          </table:table-row>
        </table:table>
        <text:p text:style-name="Standard"/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29">COMPLEMENTAR:</text:p>
            </table:table-cell>
          </table:table-row>
          <table:table-row table:style-name="Tabela5.1">
            <table:table-cell table:style-name="Tabela5.A2" office:value-type="string">
              <text:p text:style-name="P24"><text:span text:style-name="T16">MENEZES, </text:span><text:span text:style-name="T17">Nillo N. C. </text:span><text:span text:style-name="T18">Introdução à programação com Python</text:span><text:span text:style-name="T17">, Novatec, 2010</text:span></text:p>
              <text:p text:style-name="P28"/>
              <text:p text:style-name="P25"><text:span text:style-name="T13">(eBrary) </text:span><text:span text:style-name="T5">VINE</text:span><text:span text:style-name="T59">, Michael. </text:span><text:span text:style-name="T31">C Programming for the Absolute Beginner</text:span><text:span text:style-name="T59">, 2. ed, Ed. Boston MA, USA Course Technology, 2007. </text:span></text:p>
              <text:p text:style-name="P25"/>
              <text:p text:style-name="P26">(eBrary) <text:span text:style-name="T2">IYENGAR</text:span>, S.R.K; Jain, R.K., <text:span text:style-name="T29">Numerical Methods</text:span>, New Age International 2009, 326 Pág, Lc Call No.: Qa297 -- .I94 2009eb Isbn: 9788122427073</text:p>
            </table:table-cell>
          </table:table-row>
        </table:table>
        <text:p text:style-name="P31"/>
        <text:p text:style-name="P32">10. Tecnologias</text:p>
        <text:p text:style-name="P30">Recomenda-se instalar alguns programas nos computadores pessoais para melhor aproveitar o curso. Todos estes programas são software livre e/ou gratuitos e suportam várias plataformas (ex.: Linux e Windows). Segue a lista e os endereços de locais onde os alunos podem providenciar a instalação.</text:p>
        <text:list xml:id="list3354665404" text:style-name="L23">
          <text:list-item>
            <text:p text:style-name="P82"><text:span text:style-name="T2">Python </text:span>(<text:a xlink:type="simple" xlink:href="http://python.org/" text:style-name="Internet_20_link" text:visited-style-name="Visited_20_Internet_20_Link">http://python.org</text:a>): utilize a versão 3.4 ou superior. A maioria das distribuições de Linux possuem o Python 3 instalado na versão adequada. No entanto, normalmente a instalação padrão omite alguns módulos importantes. No Ubuntu/Debian e similares certifique-se que o pacote <text:span text:style-name="T29">python3-pip</text:span> está instalado. Usuários de Windows e Mac devem baixar o Anaconda (<text:a xlink:type="simple" xlink:href="https://www.continuum.io/" text:style-name="Internet_20_link" text:visited-style-name="Visited_20_Internet_20_Link">https://www.continuum.io/</text:a>), que já instala os pacotes necessários para o Python científico.</text:p>
          </text:list-item>
          <text:list-item>
            <text:p text:style-name="P84">Python científico: <text:span text:style-name="T12">se você optou por utilizar o Anaconda, já tem todos os pacotes disponíveis. Caso contrário, instale </text:span><text:span text:style-name="T14">os pacotes </text:span><text:span text:style-name="T12">Numpy, Scipy, Matplotlib, Pandas, Jupyter/</text:span><text:span text:style-name="T14">Ipython </text:span><text:span text:style-name="T15">e Cython</text:span><text:span text:style-name="T12">. No Ubuntu, utilize o comando </text:span></text:p>
          </text:list-item>
        </text:list>
        <text:p text:style-name="P5"/>
        <text:list xml:id="list1647729588419" text:continue-numbering="true" text:style-name="L23">
          <text:list-item>
            <text:list>
              <text:list-header>
                <text:p text:style-name="P83"><text:span text:style-name="T65">sudo apt-get install </text:span><text:span text:style-name="T66">python3-numpy </text:span><text:span text:style-name="T65">python3-scipy python3-pandas </text:span><text:span text:style-name="T66">ipython3 ipython3-notebook ipython3-qtconsole </text:span><text:span text:style-name="T67">cython3</text:span></text:p>
                <text:p text:style-name="P86"/>
              </text:list-header>
            </text:list>
          </text:list-item>
          <text:list-item>
            <text:p text:style-name="P83"><text:span text:style-name="T7">(opt) </text:span><text:span text:style-name="T6">PyCharm (</text:span><text:a xlink:type="simple" xlink:href="https://jetbrains.com/pycharm/" text:style-name="Internet_20_link" text:visited-style-name="Visited_20_Internet_20_Link"><text:span text:style-name="T14">https://jetbrains.com/pycharm/</text:span></text:a><text:span text:style-name="T6">): </text:span><text:span text:style-name="T14">Existem vários editores de código para Python. Se você já tem um favorito, fique com ele </text:span><text:span text:style-name="T15">(só não vale o Word e o Notepad!)</text:span><text:span text:style-name="T14">. Caso esteja em dúvida, PyCharm é uma boa opção para iniciantes. Possui uma versão “Community” em código aberto e uma versão educacional mais avançada gratuita para estudantes.</text:span></text:p>
          </text:list-item>
          <text:list-item>
            <text:p text:style-name="P85">(opt) Clang (<text:a xlink:type="simple" xlink:href="https://clang.llvm.org/" text:style-name="Internet_20_link" text:visited-style-name="Visited_20_Internet_20_Link"><text:span text:style-name="T12">https://clang.llvm.org/</text:span></text:a>): <text:span text:style-name="T12">O curso eventualmente utilizará um pouco de C e precisamos de um compilador. Recomendamos o Clang pois o mesmo pode ser integrado com os notebooks em Python.</text:span></text:p>
          </text:list-item>
          <text:list-item>
            <text:p text:style-name="P85">(opt) VirtualBox (<text:a xlink:type="simple" xlink:href="https://www.virtualbox.org/" text:style-name="Internet_20_link" text:visited-style-name="Visited_20_Internet_20_Link"><text:span text:style-name="T12">https://www.virtualbox.org/</text:span></text:a>): <text:span text:style-name="T12">Ofereceremos uma máquina virtual Linux com todos os pacotes necessários e recomendados para o curso. É necessário instalar o VirtualBox para executar a máquina virtual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5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3-15T00:12:48.918818512</dc:date>
    <meta:print-date>2009-08-10T15:39:00</meta:print-date>
    <meta:editing-cycles>817</meta:editing-cycles>
    <meta:editing-duration>P4DT3H11M40S</meta:editing-duration>
    <meta:generator>LibreOffice/5.3.0.3$Linux_X86_64 LibreOffice_project/30m0$Build-3</meta:generator>
    <meta:document-statistic meta:table-count="4" meta:image-count="1" meta:object-count="3" meta:page-count="5" meta:paragraph-count="216" meta:word-count="1482" meta:character-count="9277" meta:non-whitespace-character-count="8073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i mathvariant="italic">MT</mi>
        <mo stretchy="false">+</mo>
        <mi mathvariant="italic">MCS</mi>
      </mrow>
    </mrow>
    <annotation encoding="StarMath 5.0">P_{final} = P_1 + P_2 + MT + MCS
</annotation>
  </semantics>
</math>
</file>

<file path=Object 2/content.xml><?xml version="1.0" encoding="utf-8"?>
<math xmlns="http://www.w3.org/1998/Math/MathML" display="block">
  <semantics>
    <mrow>
      <mi>P</mi>
      <mrow>
        <msub>
          <mi>'</mi>
          <mi mathvariant="italic">final</mi>
        </msub>
        <mo stretchy="false">=</mo>
        <mrow>
          <mi mathvariant="italic">NE</mi>
          <mo stretchy="false">+</mo>
          <mfrac>
            <mrow>
              <mn>100</mn>
              <mo stretchy="false">−</mo>
              <mi mathvariant="italic">NE</mi>
            </mrow>
            <mn>100</mn>
          </mfrac>
        </mrow>
      </mrow>
      <msub>
        <mi>P</mi>
        <mi mathvariant="italic">final</mi>
      </msub>
    </mrow>
    <annotation encoding="StarMath 5.0">P'_{final} = NE + {100 - NE} over 100 P_{final}
</annotation>
  </semantics>
</math>
</file>

<file path=Object 3/content.xml><?xml version="1.0" encoding="utf-8"?>
<math xmlns="http://www.w3.org/1998/Math/MathML" display="block">
  <semantics>
    <msub>
      <mi>P</mi>
      <mi mathvariant="italic">final</mi>
    </msub>
    <annotation encoding="StarMath 5.0">P_{final}</annotation>
  </semantics>
</math>
</file>